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AutoOpen.xml"/>
  <manifest:file-entry manifest:media-type="text/xml" manifest:full-path="Basic/Standard/ThisDocument.xml"/>
  <manifest:file-entry manifest:media-type="text/xml" manifest:full-path="Basic/Standard/ChangeMargins.xml"/>
  <manifest:file-entry manifest:media-type="text/xml" manifest:full-path="Basic/Standard/TitlePage.xml"/>
  <manifest:file-entry manifest:media-type="text/xml" manifest:full-path="Basic/Standard/RunHeads.xml"/>
  <manifest:file-entry manifest:media-type="text/xml" manifest:full-path="Basic/Standard/Equation.xml"/>
  <manifest:file-entry manifest:media-type="text/xml" manifest:full-path="Basic/Standard/AutoNew.xml"/>
  <manifest:file-entry manifest:media-type="text/xml" manifest:full-path="Basic/Standard/ListsAndCaptions.xml"/>
  <manifest:file-entry manifest:media-type="text/xml" manifest:full-path="Basic/Standard/TextTools.xml"/>
  <manifest:file-entry manifest:media-type="text/xml" manifest:full-path="Basic/Standard/TableLegend.xml"/>
  <manifest:file-entry manifest:media-type="text/xml" manifest:full-path="Basic/Standard/Abstract.xml"/>
  <manifest:file-entry manifest:media-type="text/xml" manifest:full-path="Basic/Standard/FigureLegend.xml"/>
  <manifest:file-entry manifest:media-type="text/xml" manifest:full-path="Basic/Standard/ActivateFormats.xml"/>
  <manifest:file-entry manifest:media-type="text/xml" manifest:full-path="Basic/Standard/ListSpace.xml"/>
  <manifest:file-entry manifest:media-type="text/xml" manifest:full-path="Basic/Standard/Footnote.xml"/>
  <manifest:file-entry manifest:media-type="text/xml" manifest:full-path="Basic/Standard/script-lb.xml"/>
  <manifest:file-entry manifest:media-type="text/xml" manifest:full-path="Basic/Standard/Noformat.xml"/>
  <manifest:file-entry manifest:media-type="text/xml" manifest:full-path="Basic/Standard/FormatObjec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azli2" svg:font-family="Nazli" style:font-adornments="Regular"/>
    <style:font-face style:name="Tahoma1" svg:font-family="Tahoma"/>
    <style:font-face style:name="Courier" svg:font-family="Courier" style:font-family-generic="modern"/>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عنوان" style:master-page-name="First_20_Page">
      <style:paragraph-properties fo:margin-left="0cm" fo:margin-right="0cm" fo:text-indent="0cm" style:auto-text-indent="false"/>
      <style:text-properties fo:font-weight="normal" style:font-weight-asian="normal" style:language-complex="fa" style:country-complex="IR" style:font-weight-complex="normal"/>
    </style:style>
    <style:style style:name="P2" style:family="paragraph" style:parent-style-name="نویسنده">
      <style:paragraph-properties fo:margin-left="0cm" fo:margin-right="0cm" fo:text-indent="0cm" style:auto-text-indent="false"/>
      <style:text-properties fo:font-size="11pt" fo:font-weight="normal" style:font-size-asian="11pt" style:font-weight-asian="normal" style:font-size-complex="11pt" style:language-complex="fa" style:country-complex="IR" style:font-weight-complex="normal"/>
    </style:style>
    <style:style style:name="P3" style:family="paragraph" style:parent-style-name="اطلاعات_20_نویسنده">
      <style:paragraph-properties fo:margin-left="0cm" fo:margin-right="0cm" fo:text-indent="0cm" style:auto-text-indent="false" style:writing-mode="lr-tb"/>
      <style:text-properties fo:font-weight="normal" style:font-weight-asian="normal" style:language-complex="fa" style:country-complex="IR" style:font-weight-complex="normal"/>
    </style:style>
    <style:style style:name="P4" style:family="paragraph" style:parent-style-name="ایمیل">
      <style:paragraph-properties fo:margin-left="0cm" fo:margin-right="0cm" fo:text-indent="0cm" style:auto-text-indent="false" style:writing-mode="lr-tb"/>
      <style:text-properties style:font-name="Times New Roman2" fo:font-weight="normal" style:font-name-asian="Times New Roman" style:font-weight-asian="normal" style:font-name-complex="Nazli2" style:language-complex="fa" style:country-complex="IR" style:font-weight-complex="normal"/>
    </style:style>
    <style:style style:name="P5" style:family="paragraph" style:parent-style-name="ایمیل">
      <style:paragraph-properties fo:margin-left="0cm" fo:margin-right="0cm" fo:text-indent="0cm" style:auto-text-indent="false"/>
      <style:text-properties fo:font-weight="normal" style:font-weight-asian="normal" style:language-complex="fa" style:country-complex="IR" style:font-weight-complex="normal"/>
    </style:style>
    <style:style style:name="P6" style:family="paragraph" style:parent-style-name="متن_20_اصلی">
      <style:paragraph-properties fo:line-height="100%" fo:text-align="justify" style:justify-single-word="false"/>
      <style:text-properties fo:font-size="13pt" style:font-size-asian="13pt" style:font-size-complex="13pt" style:language-complex="fa" style:country-complex="IR"/>
    </style:style>
    <style:style style:name="P7" style:family="paragraph" style:parent-style-name="متن_20_اصلی">
      <style:paragraph-properties fo:line-height="150%" fo:text-align="justify" style:justify-single-word="false"/>
      <style:text-properties fo:font-size="13pt" style:font-size-asian="13pt" style:font-size-complex="13pt" style:language-complex="fa" style:country-complex="IR"/>
    </style:style>
    <style:style style:name="P8" style:family="paragraph" style:parent-style-name="متن_20_اصلی" style:list-style-name="L1">
      <style:paragraph-properties fo:line-height="100%" fo:text-align="justify" style:justify-single-word="false"/>
      <style:text-properties fo:font-size="13pt" style:font-size-asian="13pt" style:font-size-complex="13pt" style:language-complex="fa" style:country-complex="IR"/>
    </style:style>
    <style:style style:name="T1" style:family="text">
      <style:text-properties style:font-name="Times New Roman2" style:font-name-asian="Times New Roman" style:font-name-complex="Nazli2"/>
    </style:style>
    <style:style style:name="T2" style:family="text">
      <style:text-properties fo:font-size="11pt" style:font-size-asian="11pt" style:font-size-complex="11pt"/>
    </style:style>
    <text:list-style style:name="L1">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Native Numbering" text:display-levels="2">
        <style:list-level-properties text:space-before="1.27cm" text:min-label-width="0.635cm" fo:text-align="end"/>
      </text:list-level-style-number>
      <text:list-level-style-number text:level="3" text:style-name="Numbering_20_Symbols" style:num-suffix="." style:num-format="Native Numbering" text:display-levels="3">
        <style:list-level-properties text:space-before="1.905cm" text:min-label-width="0.635cm" fo:text-align="end"/>
      </text:list-level-style-number>
      <text:list-level-style-number text:level="4" text:style-name="Numbering_20_Symbols" style:num-suffix="." style:num-format="Native Numbering" text:display-levels="4">
        <style:list-level-properties text:space-before="2.54cm" text:min-label-width="0.635cm" fo:text-align="end"/>
      </text:list-level-style-number>
      <text:list-level-style-number text:level="5" text:style-name="Numbering_20_Symbols" style:num-suffix="." style:num-format="1">
        <style:list-level-properties text:space-before="3.175cm" text:min-label-width="0.635cm" fo:text-align="end"/>
      </text:list-level-style-number>
      <text:list-level-style-number text:level="6" text:style-name="Numbering_20_Symbols" style:num-suffix="." style:num-format="1">
        <style:list-level-properties text:space-before="3.81cm" text:min-label-width="0.635cm" fo:text-align="end"/>
      </text:list-level-style-number>
      <text:list-level-style-number text:level="7" text:style-name="Numbering_20_Symbols" style:num-suffix="." style:num-format="1">
        <style:list-level-properties text:space-before="4.445cm" text:min-label-width="0.635cm" fo:text-align="end"/>
      </text:list-level-style-number>
      <text:list-level-style-number text:level="8" text:style-name="Numbering_20_Symbols" style:num-suffix="." style:num-format="1">
        <style:list-level-properties text:space-before="5.08cm" text:min-label-width="0.635cm" fo:text-align="end"/>
      </text:list-level-style-number>
      <text:list-level-style-number text:level="9" text:style-name="Numbering_20_Symbols" style:num-suffix="." style:num-format="1">
        <style:list-level-properties text:space-before="5.715cm" text:min-label-width="0.635cm" fo:text-align="end"/>
      </text:list-level-style-number>
      <text:list-level-style-number text:level="10" text:style-name="Numbering_20_Symbols" style:num-suffix="." style:num-format="1">
        <style:list-level-properties text:space-before="6.35cm" text:min-label-width="0.635cm" fo:text-align="end"/>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ختار محتویات راهنمای توسعه نرم افزار کال منجر</text:p>
      <text:p text:style-name="P2">بهراد زاری</text:p>
      <text:p text:style-name="P3"><text:span text:style-name="T1">۱۳۸۶/۲/۷</text:span></text:p>
      <text:p text:style-name="P4"/>
      <text:p text:style-name="P5"/>
      <text:p text:style-name="P6">لیستی از تیترها و موضوعات بعنوان ساختاری برای راهنمای کال منجر آورده ام. هسته این لیست در اصل بر اساس ساختار مولفه های نرم افزاری موجود در کال منجر ساخته شده است. به این معنی که سرویس های مختلف (مثل انواع سرویس های سیپ، سرویس دسترسی به داده، سرویس گزارشات، سرویس مدیریت مکالمات و...) به مولفه هایی نگاشت شده اند و این مولفه ها هم با پکیج ها نظیر هستند. پس با این روش هم پکیج های نرم افزاری معرفی می شوند هم سرویس های مختلف تک تک بررسی می شوند. ضمناً موارد مورد پوشش قرار گرفته در هر قلم آمده است.</text:p>
      <text:p text:style-name="P6">من راهنمای موجود رو هرگز تایید نمی کنم (هرچند کار یک ساعت نبوده)، اما با توجه به اینکه هنوز استانداردی در صنعت نرم افزار برای این کار نیست و ما هم عادت کردیم که روز های آخر وقتی کار تمام شد سراغ مستندسازی بریم، این کار، کار خشکی از آب در میاد. من <text:s/>هدف و وظیفم این هست که هر آن چه که شما (منطقا) توقع دارید رو برآورده کنم. این فقط چیزیست که به ذهن من رسیده، لطفاً کم وکسری ها را مطرح کنید یا ساختاری که صلاح می دونید رو معرفی کنید تا طبق همون جلو برم. منتظر پاسخ شما هستم تا هر چه سریع تر کار رو جمع کنم.</text:p>
      <text:p text:style-name="P7"/>
      <text:list text:style-name="L1">
        <text:list-item>
          <text:p text:style-name="P8">معرفی اولیه</text:p>
          <text:p text:style-name="P8"/>
        </text:list-item>
        <text:list-item>
          <text:p text:style-name="P8">شناسایی معماری فیزیکی</text:p>
          <text:list>
            <text:list-item>
              <text:p text:style-name="P8">در محیط توسعه (ساختار فایلینگ پروژه)</text:p>
            </text:list-item>
            <text:list-item>
              <text:p text:style-name="P8">در محیط اجرا (نمایش محیط اجرا و اجزای مهم)</text:p>
              <text:p text:style-name="P8"/>
            </text:list-item>
          </text:list>
        </text:list-item>
        <text:list-item>
          <text:p text:style-name="P8">شناسایی معماری منطقی (معرفی سرویس های موجود، نمودار کلاس سرویس ها و معرفی کلاس های کلیدی در هر مورد سرویس)</text:p>
          <text:list>
            <text:list-item>
              <text:p text:style-name="P8">مولفه داده (معرفی انواع موجودیت های داده هایی در کال منجر) </text:p>
              <text:list>
                <text:list-item>
                  <text:p text:style-name="P8"><text:s/>زیر مؤلفه پایگاه داده (نمودار کلاس انواع موجودیت ها (<text:span text:style-name="T2">UserAgent</text:span>, <text:span text:style-name="T2">Registration</text:span>, <text:span text:style-name="T2">Presence</text:span>, ...)، معرفی پکیج <text:span text:style-name="T2">hbm</text:span> و <text:span text:style-name="T2">Hibernate</text:span>)</text:p>
                </text:list-item>
                <text:list-item>
                  <text:p text:style-name="P8"><text:s/>زیر مؤلفه دسترسی به سرور دایرکتوری (نمودار کلاس انواع موجودیت ها (<text:span text:style-name="T2">CallTargets</text:span>) و معرفی <text:span text:style-name="T2">LdapDAO</text:span>)</text:p>
                </text:list-item>
                <text:list-item>
                  <text:p text:style-name="P8"><text:s/>زیر مؤلفه دسترسی به سرور اکسچنج (معرفی گزارشات و پروفایل ه به عنوان موارد کاربرد)</text:p>
                  <text:p text:style-name="P8"/>
                </text:list-item>
              </text:list>
            </text:list-item>
            <text:list-item>
              <text:p text:style-name="P8">مؤلفه سرویس های اپراتوری یا <text:span text:style-name="T2">Pool</text:span> (معرفی استخر ها، چرخه حیات اپراتور در سیستم، الگوریتم انتخاب اپراتور، نمودار کلاس این مؤلفه)</text:p>
              <text:p text:style-name="P8"/>
            </text:list-item>
            <text:list-item>
              <text:p text:style-name="P8">مؤلفه سیپ (معرفی سرولت های </text:p>
              <text:list>
                <text:list-item>
                  <text:p text:style-name="P8"><text:s/>معرفی لایه مدیریتی مکالمات</text:p>
                  <text:list>
                    <text:list-item>
                      <text:p text:style-name="P8"><text:s/>کلاس های کلیدی مثل <text:span text:style-name="T2">CallService</text:span>, <text:span text:style-name="T2">Leg</text:span>, ...</text:p>
                    </text:list-item>
                    <text:list-item>
                      <text:p text:style-name="P8"><text:s/>چگونگی تشخیص مقصد مکالمات (تقسیم بندی سرویس های صف و پراکسی)</text:p>
                    </text:list-item>
                  </text:list>
                </text:list-item>
                <text:list-item>
                  <text:p text:style-name="P8"><text:s/>معرفی سرولت های گیرنده پیام های سیپ اولیه در یک نگاه، سرولت بارگزار و...)</text:p>
                </text:list-item>
                <text:list-item>
                  <text:p text:style-name="P8"><text:s/>سرویس رجیستری (سرولت درگیر) </text:p>
                </text:list-item>
                <text:list-item>
                  <text:p text:style-name="P8"><text:s/>سرویس اعلان وضعیت (سرولت درگیر، جریان کنترلی پیام های <text:span text:style-name="T2">Publish</text:span> و <text:span text:style-name="T2">Notify</text:span> و نکات مهم)</text:p>
                </text:list-item>
                <text:list-item>
                  <text:p text:style-name="P8"><text:s/>سرویس پیام فوری (سرولت درگیر، نحوه پیاده سازی)</text:p>
                </text:list-item>
                <text:list-item>
                  <text:p text:style-name="P8">سرویس صف</text:p>
                  <text:list>
                    <text:list-item>
                      <text:p text:style-name="P8"><text:s/>معرفی لایه مدیریت صف (نمودار کلاس ها)</text:p>
                    </text:list-item>
                    <text:list-item>
                      <text:p text:style-name="P8"><text:s/>جریان کنترلی سرولت ها در دو مد اتصال به اپراتور و انتظار مکالمه</text:p>
                    </text:list-item>
                    <text:list-item>
                      <text:p text:style-name="P8"><text:s/>معرفی ماشین های <text:span text:style-name="T2">B2BUA</text:span> پیاده سازی شده</text:p>
                      <text:p text:style-name="P8"/>
                    </text:list-item>
                  </text:list>
                </text:list-item>
              </text:list>
            </text:list-item>
            <text:list-item>
              <text:p text:style-name="P8">سرویس گزارشات (معرفی پارامتر های پیکربندی سرویس، انواع گزارشات و شمای کنونی گزارشات)</text:p>
              <text:p text:style-name="P8"/>
            </text:list-item>
          </text:list>
        </text:list-item>
        <text:list-item>
          <text:p text:style-name="P8">کامپایل و مراحل ساخت اجزای مختلف نرم افزار (معرفی فایل های <text:span text:style-name="T2">build</text:span>.<text:span text:style-name="T2">xml</text:span> و <text:span text:style-name="T2">build</text:span>.<text:span text:style-name="T2">properties</text:span>، وظایف <text:span text:style-name="T2">Ant</text:span> موجود در پروژه و...)</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azli2" svg:font-family="Nazli" style:font-adornments="Regular"/>
    <style:font-face style:name="Tahoma1" svg:font-family="Tahoma"/>
    <style:font-face style:name="Courier" svg:font-family="Courier" style:font-family-generic="modern"/>
    <style:font-face style:name="Nazli" svg:font-family="Nazli" style:font-adornments="Bold" style:font-pitch="variable"/>
    <style:font-face style:name="Nazli1"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cm" style:auto-text-indent="false" style:text-autospace="none" style:punctuation-wrap="simple" style:vertical-align="baseline" style:writing-mode="lr-tb"/>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cm" fo:margin-right="0cm" fo:margin-top="0cm" fo:margin-bottom="2.822cm" fo:line-height="0.564cm" fo:keep-together="always" fo:hyphenation-ladder-count="no-limit" fo:text-indent="0cm" style:auto-text-indent="false" fo:break-before="page" fo:keep-with-next="always">
        <style:tab-stops>
          <style:tab-stop style:position="0.501cm"/>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cm" fo:margin-right="0cm" fo:margin-top="0.917cm" fo:margin-bottom="0.494cm" fo:line-height="0.494cm" fo:keep-together="always" fo:hyphenation-ladder-count="no-limit" fo:text-indent="0cm" style:auto-text-indent="false" fo:keep-with-next="always">
        <style:tab-stops>
          <style:tab-stop style:position="0.801cm"/>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cm" fo:margin-right="0cm" fo:margin-top="0.776cm" fo:margin-bottom="0.388cm" fo:line-height="0.423cm" fo:keep-together="always" fo:hyphenation-ladder-count="no-limit" fo:text-indent="0cm" style:auto-text-indent="false" fo:keep-with-next="always">
        <style:tab-stops>
          <style:tab-stop style:position="0.9cm"/>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6.098cm" style:type="center"/>
          <style:tab-stop style:position="12.19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style:tab-stops>
          <style:tab-stop style:position="0cm"/>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عنوان" style:family="paragraph" style:parent-style-name="Standard" style:next-style-name="نویسنده" style:master-page-name="">
      <style:paragraph-properties fo:margin-top="0cm" fo:margin-bottom="0.811cm" fo:line-height="0.614cm" fo:text-align="center" style:justify-single-word="false" fo:keep-together="always" fo:hyphenation-ladder-count="no-limit" fo:break-before="page" fo:background-color="transparent" style:shadow="none" fo:keep-with-next="always" style:writing-mode="rl-tb">
        <style:tab-stops>
          <style:tab-stop style:position="0.501cm"/>
        </style:tab-stops>
        <style:background-image/>
      </style:paragraph-properties>
      <style:text-properties style:font-name="Times New Roman1" fo:font-size="16pt" fo:font-weight="bold" style:font-size-asian="14pt" style:font-weight-asian="bold" style:font-name-complex="Nazli"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cm" fo:margin-bottom="0.388cm" fo:text-align="center" style:justify-single-word="false" style:writing-mode="rl-tb"/>
      <style:text-properties style:font-name="Times New Roman2" fo:font-size="11pt" style:font-name-complex="Nazli1" style:font-size-complex="12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writing-mode="rl-tb">
        <style:tab-stops/>
      </style:paragraph-properties>
      <style:text-properties style:font-name="Times New Roman2" fo:font-size="11pt" style:font-size-asian="9pt" style:font-name-complex="Nazli1" style:font-size-complex="12pt"/>
    </style:style>
    <style:style style:name="ایمیل" style:family="paragraph" style:parent-style-name="Standard" style:next-style-name="چکیده" style:master-page-name="">
      <style:paragraph-properties fo:text-align="center" style:justify-single-word="false" style:writing-mode="rl-tb"/>
      <style:text-properties style:font-name="Times New Roman2" fo:font-size="11pt" style:font-size-asian="9pt" style:font-name-complex="Nazli1" style:font-size-complex="12pt"/>
    </style:style>
    <style:style style:name="تیتر_20_1" style:display-name="تیتر 1" style:family="paragraph" style:parent-style-name="Standard" style:next-style-name="متن_20_اصلی" style:master-page-name="">
      <style:paragraph-properties fo:margin-left="0cm" fo:margin-right="0cm" fo:margin-top="0.917cm" fo:margin-bottom="0.494cm" fo:text-align="end" style:justify-single-word="false" fo:keep-together="always" fo:hyphenation-ladder-count="no-limit" fo:text-indent="0cm" style:auto-text-indent="false" fo:keep-with-next="always" style:writing-mode="rl-tb">
        <style:tab-stops>
          <style:tab-stop style:position="0.801cm"/>
        </style:tab-stops>
      </style:paragraph-properties>
      <style:text-properties style:font-name="Times New Roman1" fo:font-size="12pt" fo:font-weight="bold" style:font-size-asian="12pt" style:font-weight-asian="bold" style:font-name-complex="Nazli" style:font-size-complex="14pt" style:font-weight-complex="bold" fo:hyphenate="false" fo:hyphenation-remain-char-count="2" fo:hyphenation-push-char-count="2"/>
    </style:style>
    <style:style style:name="تیتر_20_2" style:display-name="تیتر 2" style:family="paragraph" style:parent-style-name="Standard" style:next-style-name="متن_20_اصلی">
      <style:paragraph-properties fo:margin-left="0cm" fo:margin-right="0cm" fo:margin-top="0.776cm" fo:margin-bottom="0.388cm" fo:keep-together="always" fo:hyphenation-ladder-count="no-limit" fo:text-indent="0cm" style:auto-text-indent="false" fo:keep-with-next="always" style:writing-mode="rl-tb">
        <style:tab-stops>
          <style:tab-stop style:position="0.9cm"/>
        </style:tab-stops>
      </style:paragraph-properties>
      <style:text-properties style:font-name="Times New Roman1" fo:font-size="11pt" fo:font-weight="bold" style:font-weight-asian="bold" style:font-name-complex="Nazli" style:font-size-complex="13pt" style:font-weight-complex="bold" fo:hyphenate="false" fo:hyphenation-remain-char-count="2" fo:hyphenation-push-char-count="2"/>
    </style:style>
    <style:style style:name="تیتر_20_3" style:display-name="تیتر 3" style:family="paragraph" style:parent-style-name="Standard" style:next-style-name="متن_20_اصلی" style:master-page-name="">
      <style:paragraph-properties fo:margin-left="0cm" fo:margin-right="0cm" fo:margin-top="0.564cm" fo:margin-bottom="0cm" fo:keep-together="always" fo:hyphenation-ladder-count="no-limit" fo:text-indent="0cm" style:auto-text-indent="false" fo:keep-with-next="always" style:writing-mode="rl-tb">
        <style:tab-stops>
          <style:tab-stop style:position="0.501cm"/>
        </style:tab-stops>
      </style:paragraph-properties>
      <style:text-properties style:font-name="Times New Roman1" fo:font-weight="bold" style:font-weight-asian="bold" style:font-name-complex="Nazli" style:font-size-complex="12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4cm" fo:margin-right="0cm" fo:margin-top="0.212cm" fo:margin-bottom="0.212cm" fo:text-align="center" style:justify-single-word="false" fo:text-indent="0.4cm" style:auto-text-indent="false">
        <style:tab-stops>
          <style:tab-stop style:position="10.601cm"/>
        </style:tab-stops>
      </style:paragraph-properties>
      <style:text-properties style:font-name-complex="Nazli1" style:font-size-complex="11pt"/>
    </style:style>
    <style:style style:name="figlegend" style:family="paragraph" style:parent-style-name="Standard" style:next-style-name="Standard">
      <style:paragraph-properties fo:margin-left="0cm" fo:margin-right="0cm" fo:margin-top="0.212cm" fo:margin-bottom="0.423cm" fo:keep-together="always" fo:text-indent="0cm" style:auto-text-indent="false" fo:keep-with-next="always"/>
      <style:text-properties fo:font-size="9pt" style:font-size-asian="9pt" style:font-size-complex="9pt"/>
    </style:style>
    <style:style style:name="tablelegend" style:family="paragraph" style:parent-style-name="Standard" style:next-style-name="Standard" style:master-page-name="">
      <style:paragraph-properties fo:margin-left="0cm" fo:margin-right="0cm" fo:margin-top="0.423cm" fo:margin-bottom="0.212cm" fo:keep-together="always" fo:text-indent="0cm" style:auto-text-indent="false" fo:keep-with-next="always"/>
      <style:text-properties style:font-name="Times New Roman1" fo:font-size="9pt" fo:language="de" fo:country="DE" fo:font-weight="bold" style:font-size-asian="9pt" style:font-name-complex="Nazli" style:font-size-complex="10pt" style:font-weight-complex="bold"/>
    </style:style>
    <style:style style:name="متن_20_اصلی" style:display-name="متن اصلی" style:family="paragraph" style:parent-style-name="Standard" style:master-page-name="">
      <style:paragraph-properties fo:margin-left="0cm" fo:margin-right="0cm" fo:text-align="end" style:justify-single-word="false" fo:text-indent="0.508cm" style:auto-text-indent="false" style:writing-mode="rl-tb"/>
      <style:text-properties style:font-name="Times New Roman2" fo:font-size="10pt" style:font-name-complex="Nazli1" style:font-size-complex="11pt"/>
    </style:style>
    <style:style style:name="چکیده" style:family="paragraph" style:parent-style-name="متن_20_اصلی" style:next-style-name="تیتر_20_1" style:master-page-name="">
      <style:paragraph-properties fo:margin-left="1cm" fo:margin-right="1cm" fo:margin-top="1.058cm" fo:margin-bottom="0.212cm" fo:text-align="end" style:justify-single-word="false" fo:text-indent="0cm" style:auto-text-indent="false" style:writing-mode="rl-tb"/>
      <style:text-properties style:font-name="Times New Roman3" fo:font-size="9pt" fo:font-style="italic" fo:font-weight="bold" style:font-size-asian="9pt" style:font-name-complex="Nazli1" style:font-size-complex="11pt" style:font-style-complex="italic" style:font-weight-complex="bold"/>
    </style:style>
    <style:style style:name="مراجع" style:family="paragraph" style:parent-style-name="Standard" style:master-page-name="">
      <style:paragraph-properties fo:margin-left="0.4cm" fo:margin-right="0cm" fo:text-align="start" style:justify-single-word="false" fo:text-indent="-0.4cm" style:auto-text-indent="false"/>
      <style:text-properties style:font-name="Times New Roman2" fo:font-size="9pt" style:font-size-asian="9pt" style:font-name-complex="Nazli1" style:font-size-complex="10pt"/>
    </style:style>
    <style:style style:name="Running_20_head_20_-_20_left" style:display-name="Running head - left" style:family="paragraph" style:parent-style-name="Standard">
      <style:paragraph-properties fo:margin-left="0cm" fo:margin-right="0cm" fo:margin-top="0cm" fo:margin-bottom="0.423cm" fo:line-height="0.423cm" fo:text-align="start" style:justify-single-word="false" fo:text-indent="0cm" style:auto-text-indent="false">
        <style:tab-stops>
          <style:tab-stop style:position="1.199cm"/>
          <style:tab-stop style:position="11.001cm" style:type="right"/>
          <style:tab-stop style:position="12.201cm"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لیست" style:family="paragraph" style:parent-style-name="Standard" style:list-style-name="WW8StyleNum" style:master-page-name="">
      <style:paragraph-properties fo:margin-left="1.118cm" fo:margin-right="0cm" fo:margin-top="0.406cm" fo:margin-bottom="0cm" fo:text-indent="-0.406cm" style:auto-text-indent="false" style:writing-mode="rl-tb">
        <style:tab-stops>
          <style:tab-stop style:position="0.4cm"/>
        </style:tab-stops>
      </style:paragraph-properties>
      <style:text-properties style:font-name="Times New Roman2" fo:font-size="10pt" style:font-name-complex="Nazli1" style:font-size-complex="11pt"/>
    </style:style>
    <style:style style:name="Bullet_20_Item" style:display-name="Bullet Item" style:family="paragraph" style:parent-style-name="لیست" style:list-style-name="WW8StyleNum1"/>
    <style:style style:name="Numbered_20_Item" style:display-name="Numbered Item" style:family="paragraph" style:parent-style-name="لیست" style:list-style-name="WW8StyleNum2" style:master-page-name=""/>
    <style:style style:name="کد_20_برنامه" style:display-name="کد برنامه" style:family="paragraph" style:parent-style-name="Standard">
      <style:paragraph-properties fo:margin-left="0.4cm" fo:margin-right="0cm" fo:margin-top="0.212cm" fo:margin-bottom="0.212cm" fo:text-align="start" style:justify-single-word="false" fo:text-indent="0cm" style:auto-text-indent="fals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font-size="11pt" style:font-size-complex="11pt"/>
    </style:style>
    <style:style style:name="Fußnotentext.Footnote" style:family="paragraph" style:parent-style-name="Standard">
      <style:paragraph-properties fo:margin-left="0.3cm" fo:margin-right="0cm" fo:text-indent="-0.3cm" style:auto-text-indent="false">
        <style:tab-stops>
          <style:tab-stop style:position="0cm"/>
        </style:tab-stops>
      </style:paragraph-properties>
      <style:text-properties style:font-name="Times New Roman2" fo:font-size="8pt" style:font-size-asian="9pt" style:font-name-complex="Nazli1" style:font-size-complex="10pt"/>
    </style:style>
    <style:style style:name="تیتر_20_4" style:display-name="تیتر 4" style:family="paragraph" style:parent-style-name="Standard" style:next-style-name="متن_20_اصلی">
      <style:paragraph-properties fo:margin-left="0cm" fo:margin-right="0cm" fo:margin-top="0.564cm" fo:margin-bottom="0cm" fo:text-indent="0cm" style:auto-text-indent="false"/>
      <style:text-properties fo:font-style="italic" style:font-style-asian="italic" style:font-style-complex="italic"/>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z3" style:family="text">
      <style:text-properties style:font-name="Tms Rm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0"/>
      <text:outline-level-style text:level="2" style:num-format="" text:start-value="0"/>
      <text:outline-level-style text:level="3" style:num-format="" text:start-value="0"/>
      <text:outline-level-style text:level="4" text:style-name="WW8Num1z3" style:num-format="1" text:start-value="0"/>
      <text:outline-level-style text:level="5" text:style-name="WW8Num1z3" style:num-format="1" text:start-value="0"/>
      <text:outline-level-style text:level="6" text:style-name="WW8Num1z3" style:num-format="1" text:start-value="0"/>
      <text:outline-level-style text:level="7" text:style-name="WW8Num1z3" style:num-format="1" text:start-value="0"/>
      <text:outline-level-style text:level="8" text:style-name="WW8Num1z3" style:num-format="1" text:start-value="0"/>
      <text:outline-level-style text:level="9" text:style-name="WW8Num1z3" style:num-format="1" text:start-value="0"/>
      <text:outline-level-style text:level="10" style:num-format="">
        <style:list-level-properties text:min-label-distance="0.381cm"/>
      </text:outline-level-style>
    </text:outline-style>
    <text:list-style style:name="WW8Num1">
      <text:list-level-style-number text:level="1" style:num-format="" text:start-value="0"/>
      <text:list-level-style-number text:level="2" style:num-format="" text:start-value="0"/>
      <text:list-level-style-number text:level="3" style:num-format="" text:start-value="0"/>
      <text:list-level-style-number text:level="4" text:style-name="WW8Num1z3" style:num-format="1" text:start-value="0"/>
      <text:list-level-style-number text:level="5" text:style-name="WW8Num1z3" style:num-format="1" text:start-value="0"/>
      <text:list-level-style-number text:level="6" text:style-name="WW8Num1z3" style:num-format="1" text:start-value="0"/>
      <text:list-level-style-number text:level="7" text:style-name="WW8Num1z3" style:num-format="1" text:start-value="0"/>
      <text:list-level-style-number text:level="8" text:style-name="WW8Num1z3" style:num-format="1" text:start-value="0"/>
      <text:list-level-style-number text:level="9" text:style-name="WW8Num1z3" style:num-format="1" text:start-value="0"/>
      <text:list-level-style-number text:level="10" style:num-suffix="." style:num-format="1">
        <style:list-level-properties text:space-before="6.35cm" text:min-label-width="0.635cm"/>
      </text:list-level-style-number>
    </text:list-style>
    <text:list-style style:name="WW8StyleNum">
      <text:list-level-style-bullet text:level="1" text:style-name="Bullet_20_Symbols" text:bullet-char="✔">
        <style:list-level-properties text:min-label-width="0.4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bullet text:level="1" text:bullet-char="●">
        <style:list-level-properties text:min-label-width="0.4cm"/>
        <style:text-properties fo:font-family="Symbol" style:font-family-generic="roman"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indent="0cm" style:auto-text-indent="false"/>
      <style:text-properties style:language-complex="fa" style:country-complex="IR"/>
    </style:style>
    <style:style style:name="T1" style:family="text">
      <style:text-properties fo:language="en" fo:country="US" fo:font-weight="bold" style:language-asian="en" style:country-asian="US" style:font-weight-asian="bold"/>
    </style:style>
    <style:style style:name="T2" style:family="text" style:parent-style-name="Page_20_Number">
      <style:text-properties fo:language="en" fo:country="US" fo:font-weight="bold" style:language-asian="en" style:country-asian="US" style:font-weight-asian="bold"/>
    </style:style>
    <style:page-layout style:name="pm1" style:page-usage="mirrored">
      <style:page-layout-properties fo:page-width="21.006cm" fo:page-height="29.693cm" style:num-format="1" style:print-orientation="portrait" fo:margin-top="2.54cm" fo:margin-bottom="3.302cm" fo:margin-left="2.54cm" fo:margin-right="2.54cm" style:writing-mode="lr-tb" style:layout-grid-color="#c0c0c0" style:layout-grid-lines="3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pm2" style:page-usage="mirrored">
      <style:page-layout-properties fo:page-width="21.006cm" fo:page-height="29.693cm" style:num-format="1" style:print-orientation="portrait" fo:margin-top="2.54cm" fo:margin-bottom="3.302cm" fo:margin-left="2.54cm" fo:margin-right="2.54cm" style:shadow="none" fo:background-color="transparent" style:writing-mode="lr-tb" style:layout-grid-color="#c0c0c0" style:layout-grid-lines="3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pm1">
      <style:header>
        <text:p text:style-name="Running_20_head_20_-_20_right"><text:span text:style-name="T1">Fehler! Kein Text mit angegebener Formatvorlage im Dokument.</text:span>      <text:span text:style-name="Page_20_Number"><text:page-number text:select-page="current">3</text:page-number></text:span></text:p>
      </style:header>
      <style:header-left>
        <text:p text:style-name="Running_20_head_20_-_20_left"><text:span text:style-name="T2"/></text:p>
      </style:header-left>
    </style:master-page>
    <style:master-page style:name="First_20_Page" style:display-name="First Page" style:page-layout-name="pm2" style:next-style-name="Standard">
      <style:header>
        <text:p text:style-name="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description>Inspired from Springer Verlog report formats by behrad.zari@yahoo.com</dc:description>
    <meta:creation-date>2007-04-27T13:03:16</meta:creation-date>
    <dc:date>2007-04-27T14:15:29</dc:date>
    <dc:language>en-US</dc:language>
    <meta:editing-cycles>90</meta:editing-cycles>
    <meta:editing-duration>PT1H12M18S</meta:editing-duration>
    <meta:user-defined meta:name="Info 1"/>
    <meta:user-defined meta:name="Info 2"/>
    <meta:user-defined meta:name="Info 3"/>
    <meta:user-defined meta:name="Info 4"/>
    <meta:document-statistic meta:table-count="0" meta:image-count="0" meta:object-count="0" meta:page-count="2" meta:paragraph-count="30" meta:word-count="483" meta:character-count="2570"/>
  </office:meta>
</office:document-meta>
</file>

<file path=Basic/Standard/Abstract.xml><?xml version="1.0" encoding="utf-8"?>
<!DOCTYPE module  PUBLIC '-//OpenOffice.org//DTD OfficeDocument 1.0//EN'  'module.dtd'>
<script:module xmlns:script="http://openoffice.org/2000/script" script:name="Abstract" script:language="StarBasic">Rem Attribute VBA_ModuleType=VBAModule
Option VBASupport 1
Sub Abstract
Rem 
Rem Public Sub MAIN()
Rem WordBasic.WW7_EditAutoText Name:="Abstract", Context:=1, InsertAs:=0, Insert:=1
Rem WordBasic.CharLeft 1
Rem End Sub
Rem 
End Sub</script:module>
</file>

<file path=Basic/Standard/ActivateFormats.xml><?xml version="1.0" encoding="utf-8"?>
<!DOCTYPE module  PUBLIC '-//OpenOffice.org//DTD OfficeDocument 1.0//EN'  'module.dtd'>
<script:module xmlns:script="http://openoffice.org/2000/script" script:name="ActivateFormats" script:language="StarBasic">Rem Attribute VBA_ModuleType=VBAModule
Option VBASupport 1
Sub ActivateFormats
Rem 
Rem Public Sub MAIN()
Rem Dim a$
Rem Dim return_
Rem Dim b$
Rem On Error GoTo -1: On Error GoTo bye
Rem a$ = WordBasic.[DefaultDir$](15)
Rem return_ = WordBasic.MsgBox("Your template is saved in " + a$, 4)
Rem 
Rem If return_ = -1 Then
Rem WordBasic.FormatStyleGallery Template:=a$ + "\sv-lncs.dot"
Rem Else
Rem b$ = WordBasic.[InputBox$]("Please enter correct path: ", "Template directory", a$)
Rem WordBasic.FormatStyleGallery Template:=b$ + "\sv-lncs.dot"
Rem End If
Rem bye:
Rem End Sub
Rem 
End Sub</script:module>
</file>

<file path=Basic/Standard/AutoNew.xml><?xml version="1.0" encoding="utf-8"?>
<!DOCTYPE module  PUBLIC '-//OpenOffice.org//DTD OfficeDocument 1.0//EN'  'module.dtd'>
<script:module xmlns:script="http://openoffice.org/2000/script" script:name="AutoNew" script:language="StarBasic">Rem Attribute VBA_ModuleType=VBAModule
Option VBASupport 1
Sub AutoNew
Rem 
Rem Public Sub MAIN()
Rem WordBasic.ViewToolbars Toolbar:="TitlePage", Show:=1
Rem WordBasic.ViewToolbars Toolbar:="TextTools", Show:=1
Rem WordBasic.ViewToolbars Toolbar:="ListsCaptions", Show:=1
Rem End Sub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Option VBASupport 1
Sub AutoOpen
Rem 
Rem Public Sub MAIN()
Rem WordBasic.ViewToolbars Toolbar:="TitlePage", Show:=1
Rem WordBasic.ViewToolbars Toolbar:="TextTools", Show:=1
Rem WordBasic.ViewToolbars Toolbar:="ListsCaptions", Show:=1
Rem End Sub
Rem 
End Sub</script:module>
</file>

<file path=Basic/Standard/ChangeMargins.xml><?xml version="1.0" encoding="utf-8"?>
<!DOCTYPE module  PUBLIC '-//OpenOffice.org//DTD OfficeDocument 1.0//EN'  'module.dtd'>
<script:module xmlns:script="http://openoffice.org/2000/script" script:name="ChangeMargins" script:language="StarBasic">Rem Attribute VBA_ModuleType=VBAModule
Option VBASupport 1
Sub ChangeMargins
Rem 
Rem Public Sub MAIN()
Rem WordBasic.FilePageSetup Tab:="0", PaperSize:="9", TopMargin:="5,2 cm", BottomMargin:="5,2 cm", LeftMargin:="4,4 cm", RightMargin:="4,4 cm", Gutter:="0 cm", PageWidth:="21 cm", PageHeight:="29,7 cm", Orientation:=0, FirstPage:=0, OtherPages:=0, VertAlign:=0, ApplyPropsTo:=4, FacingPages:=1, HeaderDistance:="4,2 cm", FooterDistance:="1,25 cm", SectionStart:=4, OddAndEvenPages:=1, DifferentFirstPage:=1, Endnotes:=1, LineNum:=0, StartingNum:="", FromText:="", CountBy:="0", NumMode:=-1
Rem WordBasic.ViewPage
Rem WordBasic.ToolsOptionsView TextBoundaries:=1, ShowAll:=1
Rem WordBasic.WW7_ToolsOptionsAutoFormat ReplaceQuotes:=1
Rem WordBasic.ToolsHyphenation AutoHyphenation:=1, HyphenateCaps:=0, HyphenationZone:="0,25 cm", LimitConsecutiveHyphens:="3"
Rem End Sub
Rem 
End Sub</script:module>
</file>

<file path=Basic/Standard/Equation.xml><?xml version="1.0" encoding="utf-8"?>
<!DOCTYPE module  PUBLIC '-//OpenOffice.org//DTD OfficeDocument 1.0//EN'  'module.dtd'>
<script:module xmlns:script="http://openoffice.org/2000/script" script:name="Equation" script:language="StarBasic">Rem Attribute VBA_ModuleType=VBAModule
Option VBASupport 1
Sub Equation
Rem 
Rem Public Sub MAIN()
Rem WordBasic.WW7_EditAutoText Name:="Equation", Context:=1, InsertAs:=0, Insert:=1
Rem WordBasic.CharLeft 1
Rem WordBasic.WordLeft 2
Rem WordBasic.EndOfDocument 1
Rem WordBasic.UpdateFields
Rem WordBasic.CharLeft 1
Rem WordBasic.WordRight 2
Rem End Sub
Rem 
End Sub</script:module>
</file>

<file path=Basic/Standard/FigureLegend.xml><?xml version="1.0" encoding="utf-8"?>
<!DOCTYPE module  PUBLIC '-//OpenOffice.org//DTD OfficeDocument 1.0//EN'  'module.dtd'>
<script:module xmlns:script="http://openoffice.org/2000/script" script:name="FigureLegend" script:language="StarBasic">Rem Attribute VBA_ModuleType=VBAModule
Option VBASupport 1
Sub FigureLegend
Rem 
Rem Public Sub MAIN()
Rem WordBasic.WW7_EditAutoText Name:="Figurelegend", Context:=1, InsertAs:=0, Insert:=1
Rem WordBasic.CharLeft 1
Rem WordBasic.WordLeft 2
Rem WordBasic.EndOfDocument 1
Rem WordBasic.UpdateFields
Rem WordBasic.CharLeft 1
Rem WordBasic.WordRight 2
Rem End Sub
Rem 
End Sub</script:module>
</file>

<file path=Basic/Standard/Footnote.xml><?xml version="1.0" encoding="utf-8"?>
<!DOCTYPE module  PUBLIC '-//OpenOffice.org//DTD OfficeDocument 1.0//EN'  'module.dtd'>
<script:module xmlns:script="http://openoffice.org/2000/script" script:name="Footnote" script:language="StarBasic">Rem Attribute VBA_ModuleType=VBAModule
Option VBASupport 1
Sub Footnote
Rem 
Rem Public Sub MAIN()
Rem WordBasic.InsertFootnote Reference:="", NoteType:=0
Rem WordBasic.Style "Fuكnotentext"
Rem End Sub
Rem 
End Sub</script:module>
</file>

<file path=Basic/Standard/FormatObject.xml><?xml version="1.0" encoding="utf-8"?>
<!DOCTYPE module  PUBLIC '-//OpenOffice.org//DTD OfficeDocument 1.0//EN'  'module.dtd'>
<script:module xmlns:script="http://openoffice.org/2000/script" script:name="FormatObject" script:language="StarBasic">Rem Attribute VBA_ModuleType=VBAModule
Option VBASupport 1
Sub FormatObject
Rem 
Rem Public Sub MAIN()
Rem WordBasic.FormatParagraph Before:="11 pt", After:="11 pt", Alignment:=1
Rem End Sub
Rem 
End Sub</script:module>
</file>

<file path=Basic/Standard/ListSpace.xml><?xml version="1.0" encoding="utf-8"?>
<!DOCTYPE module  PUBLIC '-//OpenOffice.org//DTD OfficeDocument 1.0//EN'  'module.dtd'>
<script:module xmlns:script="http://openoffice.org/2000/script" script:name="ListSpace" script:language="StarBasic">Rem Attribute VBA_ModuleType=VBAModule
Option VBASupport 1
Sub ListSpace
Rem 
Rem Public Sub MAIN()
Rem WordBasic.FormatParagraph Before:="6 pt"
Rem End Sub
Rem 
End Sub</script:module>
</file>

<file path=Basic/Standard/ListsAndCaptions.xml><?xml version="1.0" encoding="utf-8"?>
<!DOCTYPE module  PUBLIC '-//OpenOffice.org//DTD OfficeDocument 1.0//EN'  'module.dtd'>
<script:module xmlns:script="http://openoffice.org/2000/script" script:name="ListsAndCaptions" script:language="StarBasic">Rem Attribute VBA_ModuleType=VBAModule
Option VBASupport 1
Sub ListsAndCaptions
Rem 
Rem Public Sub MAIN()
Rem If WordBasic.ToolbarState("ListsCaptions") Then WordBasic.ViewToolbars Toolbar:="ListsCaptions", Hide:=1 Else WordBasic.ViewToolbars Toolbar:="ListsCaptions", Show:=1
Rem 
Rem End Sub
Rem 
End Sub</script:module>
</file>

<file path=Basic/Standard/Noformat.xml><?xml version="1.0" encoding="utf-8"?>
<!DOCTYPE module  PUBLIC '-//OpenOffice.org//DTD OfficeDocument 1.0//EN'  'module.dtd'>
<script:module xmlns:script="http://openoffice.org/2000/script" script:name="Noformat" script:language="StarBasic">Rem Attribute VBA_ModuleType=VBAModule
Option VBASupport 1
Sub Noformat
Rem 
Rem Public Sub MAIN()
Rem WordBasic.Insert " "
Rem WordBasic.FormatFont Points:="10", Underline:=0, Color:=0, StrikeThrough:=0, Superscript:=0, Subscript:=0, Hidden:=0, SmallCaps:=0, AllCaps:=0, Spacing:="0 pt", Position:="0 pt", Kerning:=0, KerningMin:="", Tab:="0", Font:="Times", Bold:=0, Italic:=0, Outline:=0, Shadow:=0
Rem End Sub
Rem 
End Sub</script:module>
</file>

<file path=Basic/Standard/RunHeads.xml><?xml version="1.0" encoding="utf-8"?>
<!DOCTYPE module  PUBLIC '-//OpenOffice.org//DTD OfficeDocument 1.0//EN'  'module.dtd'>
<script:module xmlns:script="http://openoffice.org/2000/script" script:name="RunHeads" script:language="StarBasic">Rem Attribute VBA_ModuleType=VBAModule
Option VBASupport 1
Sub RunHeads
Rem 
Rem Public Sub MAIN()
Rem WordBasic.ViewHeader
Rem WordBasic.ShowNextHeaderFooter
Rem WordBasic.WW7_EditAutoText Name:="RunningHeadLeft", Context:=0, InsertAs:=0, Insert:=1
Rem WordBasic.EditClear -1
Rem WordBasic.ShowNextHeaderFooter
Rem WordBasic.WW7_EditAutoText Name:="RunningHeadRight", Context:=0, InsertAs:=0, Insert:=1
Rem WordBasic.EditClear -1
Rem WordBasic.CloseViewHeaderFooter
Rem End Sub
Rem 
End Sub</script:module>
</file>

<file path=Basic/Standard/TableLegend.xml><?xml version="1.0" encoding="utf-8"?>
<!DOCTYPE module  PUBLIC '-//OpenOffice.org//DTD OfficeDocument 1.0//EN'  'module.dtd'>
<script:module xmlns:script="http://openoffice.org/2000/script" script:name="TableLegend" script:language="StarBasic">Rem Attribute VBA_ModuleType=VBAModule
Option VBASupport 1
Sub TableLegend
Rem 
Rem Public Sub MAIN()
Rem WordBasic.WW7_EditAutoText Name:="Tablelegend", Context:=1, InsertAs:=0, Insert:=1
Rem WordBasic.CharLeft 1
Rem WordBasic.WordLeft 2
Rem WordBasic.EndOfDocument 1
Rem WordBasic.UpdateFields
Rem WordBasic.CharLeft 1
Rem WordBasic.WordRight 2
Rem End Sub
Rem 
End Sub</script:module>
</file>

<file path=Basic/Standard/TextTools.xml><?xml version="1.0" encoding="utf-8"?>
<!DOCTYPE module  PUBLIC '-//OpenOffice.org//DTD OfficeDocument 1.0//EN'  'module.dtd'>
<script:module xmlns:script="http://openoffice.org/2000/script" script:name="TextTools" script:language="StarBasic">Rem Attribute VBA_ModuleType=VBAModule
Option VBASupport 1
Sub TextTools
Rem 
Rem Public Sub MAIN()
Rem If WordBasic.ToolbarState("TextTools") Then WordBasic.ViewToolbars Toolbar:="TextTools", Hide:=1 Else WordBasic.ViewToolbars Toolbar:="TextTools", Show:=1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Option VBASupport 1
Sub ThisDocument
Rem 
End Sub</script:module>
</file>

<file path=Basic/Standard/TitlePage.xml><?xml version="1.0" encoding="utf-8"?>
<!DOCTYPE module  PUBLIC '-//OpenOffice.org//DTD OfficeDocument 1.0//EN'  'module.dtd'>
<script:module xmlns:script="http://openoffice.org/2000/script" script:name="TitlePage" script:language="StarBasic">Rem Attribute VBA_ModuleType=VBAModule
Option VBASupport 1
Sub TitlePage
Rem 
Rem Public Sub MAIN()
Rem 
Rem If WordBasic.ToolbarState("TitlePage") Then WordBasic.ViewToolbars Toolbar:="TitlePage", Hide:=1 Else WordBasic.ViewToolbars Toolbar:="TitlePage", Show:=1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ListsAndCaptions"/>
  <library:element library:name="ActivateFormats"/>
  <library:element library:name="ChangeMargins"/>
  <library:element library:name="FormatObject"/>
  <library:element library:name="FigureLegend"/>
  <library:element library:name="TableLegend"/>
  <library:element library:name="TitlePage"/>
  <library:element library:name="TextTools"/>
  <library:element library:name="ListSpace"/>
  <library:element library:name="RunHeads"/>
  <library:element library:name="Noformat"/>
  <library:element library:name="Footnote"/>
  <library:element library:name="Equation"/>
  <library:element library:name="AutoOpen"/>
  <library:element library:name="Abstract"/>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